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Segoe Print1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0.91cm"/>
    </style:style>
    <style:style style:name="表格1.B" style:family="table-column">
      <style:table-column-properties style:column-width="3.09cm"/>
    </style:style>
    <style:style style:name="表格1.C" style:family="table-column">
      <style:table-column-properties style:column-width="3.196cm"/>
    </style:style>
    <style:style style:name="表格1.D" style:family="table-column">
      <style:table-column-properties style:column-width="6.202cm"/>
    </style:style>
    <style:style style:name="表格1.E" style:family="table-column">
      <style:table-column-properties style:column-width="3.602cm"/>
    </style:style>
    <style:style style:name="表格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color="#000000" loext:opacity="100%" style:font-name="Segoe Print" fo:font-size="2pt" style:text-underline-style="none" style:font-name-asian="Segoe Print" style:font-size-asian="2pt" style:font-size-complex="2pt"/>
    </style:style>
    <style:style style:name="P2" style:family="paragraph" style:parent-style-name="Table_20_Contents">
      <style:text-properties fo:color="#000000" loext:opacity="100%" style:font-name="Segoe Print" fo:font-size="10pt" style:text-underline-style="none" style:font-name-asian="Segoe Prin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Heading">
      <style:text-properties fo:color="#000000" loext:opacity="100%" style:font-name="Segoe Print" style:text-underline-style="none" style:font-name-asian="Segoe Print"/>
    </style:style>
    <style:style style:name="P5" style:family="paragraph" style:parent-style-name="Standard">
      <style:text-properties fo:color="#000000" loext:opacity="100%" style:font-name="Segoe Print" style:text-underline-style="none" style:font-name-asian="Segoe Print"/>
    </style:style>
    <style:style style:name="P6" style:family="paragraph" style:parent-style-name="Standard">
      <style:text-properties style:font-name="Segoe Print" officeooo:paragraph-rsid="001a7095"/>
    </style:style>
    <style:style style:name="P7" style:family="paragraph" style:parent-style-name="Heading_20_2">
      <style:text-properties fo:color="#000000" loext:opacity="100%" style:font-name="Segoe Print" style:text-underline-style="none" style:font-name-asian="Segoe Print"/>
    </style:style>
    <style:style style:name="P8" style:family="paragraph" style:parent-style-name="Standard">
      <style:paragraph-properties style:writing-mode="lr-tb"/>
      <style:text-properties fo:color="#000000" loext:opacity="100%" style:font-name="Segoe Print" fo:font-size="10pt" style:text-underline-style="none" style:font-name-asian="Segoe Print" style:font-size-asian="10pt" style:font-size-complex="10pt"/>
    </style:style>
    <style:style style:name="P9" style:family="paragraph" style:parent-style-name="Table_20_Contents">
      <style:text-properties fo:color="#000000" loext:opacity="100%" style:font-name="Segoe Print" fo:font-size="10pt" style:text-underline-style="none" style:font-name-asian="Segoe Print" style:font-size-asian="10pt" style:font-size-complex="10pt"/>
    </style:style>
    <style:style style:name="T1" style:family="text">
      <style:text-properties fo:color="#000000" loext:opacity="100%" style:font-name="Segoe Print" style:text-underline-style="none" style:font-name-asian="Segoe Print"/>
    </style:style>
    <style:style style:name="T2" style:family="text">
      <style:text-properties style:text-outline="false" style:text-line-through-style="none" style:text-line-through-type="none" style:font-name="Segoe Print1" fo:font-style="normal" fo:text-shadow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bookmark text:name="mwAUs"/><text:bookmark text:name="太空"/>太空</text:h>
      <text:p text:style-name="P1"><text:bookmark text:name="mwAU4"/><text:bookmark text:name="mwAU0"/><text:bookmark text:name="mwAUw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TableLine1973252012096">
          <table:table-cell table:style-name="表格1.A1" office:value-type="string">
            <text:p text:style-name="P4"><text:bookmark text:name="mwAU8"/>類別<text:bookmark text:name="mwAVA"/></text:p>
          </table:table-cell>
          <table:table-cell table:style-name="表格1.A1" office:value-type="string">
            <text:p text:style-name="P4">速度<text:bookmark text:name="mwAVE"/></text:p>
          </table:table-cell>
          <table:table-cell table:style-name="表格1.A1" office:value-type="string">
            <text:p text:style-name="P4">運輸工具<text:bookmark text:name="mwAVI"/></text:p>
          </table:table-cell>
          <table:table-cell table:style-name="表格1.A1" office:value-type="string">
            <text:p text:style-name="P4">機組人員<text:bookmark text:name="mwAVM"/></text:p>
          </table:table-cell>
          <table:table-cell table:style-name="表格1.A1" office:value-type="string">
            <text:p text:style-name="P4">日期<text:bookmark text:name="mwAVU"/><text:bookmark text:name="mwAVQ"/></text:p>
          </table:table-cell>
        </table:table-row>
        <table:table-row table:style-name="TableLine1973252002304">
          <table:table-cell table:style-name="表格1.A1" office:value-type="string">
            <text:p text:style-name="P2">無人航天<text:bookmark text:name="mwAVY"/></text:p>
          </table:table-cell>
          <table:table-cell table:style-name="表格1.A1" office:value-type="string">
            <text:p text:style-name="P2">690 000 km/h (430 000 mph)<text:bookmark text:name="mwAVs"/></text:p>
          </table:table-cell>
          <table:table-cell table:style-name="表格1.A1" office:value-type="string">
            <text:p text:style-name="P2"><text:bookmark text:name="mwAVw"/>派克太陽探測器<text:bookmark text:name="mwAV0"/></text:p>
          </table:table-cell>
          <table:table-cell table:style-name="表格1.A1" office:value-type="string">
            <text:p text:style-name="P2">(無人飛行)<text:bookmark text:name="mwAV4"/></text:p>
          </table:table-cell>
          <table:table-cell table:style-name="表格1.A1" office:value-type="string">
            <text:p text:style-name="P2">2025年<text:bookmark text:name="mwAWA"/><text:bookmark text:name="mwAV8"/></text:p>
          </table:table-cell>
        </table:table-row>
        <table:table-row table:style-name="TableLine1973251999856">
          <table:table-cell table:style-name="表格1.A1" office:value-type="string">
            <text:p text:style-name="P2">載人航天<text:bookmark text:name="mwAWE"/></text:p>
          </table:table-cell>
          <table:table-cell table:style-name="表格1.A1" office:value-type="string">
            <text:p text:style-name="P2">39 896 km/h (24 790 mph)<text:bookmark text:name="mwAWQ"/></text:p>
          </table:table-cell>
          <table:table-cell table:style-name="表格1.A1" office:value-type="string">
            <text:p text:style-name="P2"><text:bookmark text:name="mwAWU"/>阿波羅10號<text:bookmark text:name="mwAWY"/></text:p>
          </table:table-cell>
          <table:table-cell table:style-name="表格1.A1" office:value-type="string">
            <text:p text:style-name="P3"><text:bookmark text:name="mwAWc"/><text:span text:style-name="T1">托馬斯·斯塔福德,</text:span><text:bookmark text:name="mwAWg"/><text:span text:style-name="T1">約翰·楊及</text:span><text:bookmark text:name="mwAWk"/><text:span text:style-name="T1">尤金·塞爾南</text:span><text:bookmark text:name="mwAWo"/></text:p>
          </table:table-cell>
          <table:table-cell table:style-name="表格1.A1" office:value-type="string">
            <text:p text:style-name="P2">1969年5月26日<text:bookmark text:name="mwAWw"/><text:bookmark text:name="mwAWs"/></text:p>
          </table:table-cell>
        </table:table-row>
        <table:table-row table:style-name="TableLine1973252009104">
          <table:table-cell table:style-name="表格1.A1" office:value-type="string">
            <text:p text:style-name="P2"><text:bookmark text:name="mwAW0"/>返回地球<text:bookmark text:name="mwAW4"/></text:p>
          </table:table-cell>
          <table:table-cell table:style-name="表格1.A1" office:value-type="string">
            <text:p text:style-name="P2">46 440 km/h (28 856 mph)<text:bookmark text:name="mwAXE"/></text:p>
          </table:table-cell>
          <table:table-cell table:style-name="表格1.A1" office:value-type="string">
            <text:p text:style-name="P2"><text:bookmark text:name="mwAXI"/>星塵號 探測器<text:bookmark text:name="mwAXM"/></text:p>
          </table:table-cell>
          <table:table-cell table:style-name="表格1.A1" office:value-type="string">
            <text:p text:style-name="P2">(無人飛行)<text:bookmark text:name="mwAXQ"/></text:p>
          </table:table-cell>
          <table:table-cell table:style-name="表格1.A1" office:value-type="string">
            <text:p text:style-name="P2">2006年1月15日<text:bookmark text:name="mwAXY"/><text:bookmark text:name="mwAXU"/></text:p>
          </table:table-cell>
        </table:table-row>
        <table:table-row table:style-name="TableLine1973252007472">
          <table:table-cell table:style-name="表格1.A1" office:value-type="string">
            <text:p text:style-name="P2"><text:bookmark text:name="mwAXc"/>逃逸地球<text:bookmark text:name="mwAXg"/></text:p>
          </table:table-cell>
          <table:table-cell table:style-name="表格1.A1" office:value-type="string">
            <text:p text:style-name="P2">58 536 km/h (36 373 mph)<text:bookmark text:name="mwAXs"/></text:p>
          </table:table-cell>
          <table:table-cell table:style-name="表格1.A1" office:value-type="string">
            <text:p text:style-name="P2"><text:bookmark text:name="mwAXw"/>新視野號 探測器<text:bookmark text:name="mwAX0"/></text:p>
          </table:table-cell>
          <table:table-cell table:style-name="表格1.A1" office:value-type="string">
            <text:p text:style-name="P2">(無人飛行)<text:bookmark text:name="mwAX4"/></text:p>
          </table:table-cell>
          <table:table-cell table:style-name="表格1.A1" office:value-type="string">
            <text:p text:style-name="P2">2006年1月19日<text:bookmark text:name="mwAYA"/><text:bookmark text:name="mwAX8"/></text:p>
          </table:table-cell>
        </table:table-row>
        <table:table-row table:style-name="TableLine1973252014272">
          <table:table-cell table:style-name="表格1.A1" office:value-type="string">
            <text:p text:style-name="P2"><text:bookmark text:name="mwAYE"/>逃逸太陽<text:bookmark text:name="mwAYI"/></text:p>
          </table:table-cell>
          <table:table-cell table:style-name="表格1.A1" office:value-type="string">
            <text:p text:style-name="P2">61 722 km/h (38 350 mph)<text:bookmark text:name="mwAYU"/></text:p>
          </table:table-cell>
          <table:table-cell table:style-name="表格1.A1" office:value-type="string">
            <text:p text:style-name="P2">航海家1號 探測器<text:bookmark text:name="mwAYc"/></text:p>
          </table:table-cell>
          <table:table-cell table:style-name="表格1.A1" office:value-type="string">
            <text:p text:style-name="P2">(無人飛行)<text:bookmark text:name="mwAYg"/></text:p>
          </table:table-cell>
          <table:table-cell table:style-name="表格1.A1" office:value-type="string">
            <text:p text:style-name="P8"><text:span text:style-name="T2">#1977年9月5日</text:span></text:p>
          </table:table-cell>
        </table:table-row>
      </table:table>
      <text:p text:style-name="P5"/>
      <text:p text:style-name="P6">#<text:a xlink:type="simple" xlink:href="https://zh.m.wikipedia.org/zh-tw/運輸速度記錄列表#太空" text:style-name="Internet_20_link" text:visited-style-name="Visited_20_Internet_20_Link">https://zh.m.wikipedia.org/zh-tw/%E9%81%8B%E8%BC%B8%E9%80%9F%E5%BA%A6%E8%A8%98%E9%8C%84%E5%88%97%E8%A1%A8#%E5%A4%AA%E7%A9%BA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Segoe Print1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細明體" style:font-family-asian="新細明體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2T13:08:42.800000000</meta:creation-date>
    <dc:date>2022-08-27T19:40:50.441000000</dc:date>
    <meta:editing-duration>PT14M53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32" meta:word-count="170" meta:character-count="409" meta:non-whitespace-character-count="381"/>
  </office:meta>
</office:document-meta>
</file>